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raints for Beast analyses</text:p>
      <text:p text:style-name="Standard"/>
      <text:p text:style-name="Standard"/>
      <text:p text:style-name="Standard">Here we considered the clades that appear with 1 (PP) to constrain some clades. </text:p>
      <text:p text:style-name="Standard"/>
      <text:p text:style-name="Standard">Agora que notei que eu viajei em incluir os táxons <text:span text:style-name="T1">Delonix_regia, Peltophorum_dubium, Tachigali_guianensis, , Diptychandra_aurantiaca e Mimosa_palmeri</text:span>. O grupo externo é apenas<text:span text:style-name="T1"> Acrocarpus_fraxinifolius</text:span> e <text:span text:style-name="T1">Arcoa_gonavensis. </text:span>Não tem lógica para a Biogeografia incluir aqueles acima...viajei, então acho melhor excluí-los.</text:p>
      <text:p text:style-name="Standard"/>
      <text:p text:style-name="Standard"><text:span text:style-name="T1">Acrocarpus_fraxinifolius</text:span> e <text:span text:style-name="T1">Arcoa_gonavensis têm 1 PP em relação ao Grupo de Caesalpinia e Cassia clades (LPWG 2017)</text:span></text:p>
      <text:p text:style-name="P1"/>
      <text:p text:style-name="Standard"><text:span text:style-name="T1">Cenostigma</text:span> clade (Gagnon et al. 2016)</text:p>
      <text:p text:style-name="Standard"/>
      <text:p text:style-name="Standard">(((<text:span text:style-name="T1">Balsamocarpon</text:span> +<text:span text:style-name="T1"> Zuccagnia</text:span>) + (<text:span text:style-name="T1">Stenodrepanum</text:span><text:span text:style-name="T2"> </text:span><text:span text:style-name="T1">+</text:span><text:span text:style-name="T2"> </text:span><text:span text:style-name="T1">Hoffmannseggia</text:span>) <text:span text:style-name="T1">Libidibia</text:span> ) (Gagnon et al. 2016).</text:p>
      <text:p text:style-name="Standard"/>
      <text:p text:style-name="Standard"><text:span text:style-name="T1">Mezoneuron </text:span>(Gagnon et al. 2016)</text:p>
      <text:p text:style-name="Standard"/>
      <text:p text:style-name="Standard"><text:span text:style-name="T1">Cassia</text:span> (100, Bruneau et al. 2008)</text:p>
      <text:p text:style-name="Standard"/>
      <text:p text:style-name="Standard">Senna (100, Bruneau et al. 2008, Souza et al. 2021)</text:p>
      <text:p text:style-name="Standard"/>
      <text:p text:style-name="Standard"/>
      <text:p text:style-name="Standard">Within <text:span text:style-name="T1">Chamaecrista </text:span>(Conceição et al. 2009, Souza et al. 2021)</text:p>
      <text:p text:style-name="P1"/>
      <text:p text:style-name="Standard"><text:span text:style-name="T3">Group 1 (Apoucouita) =</text:span> C_amorimii, C_duartei, C_onusta, C_ensiformis, C_compitalis, C_xinguensis, C_bahiae, C_scleroxylon, C_aspleniifolia, C_negrensis, C_adiantifoliia, C_polystachya.</text:p>
      <text:p text:style-name="Standard"/>
      <text:p text:style-name="Standard"><text:span text:style-name="T3">Group 2 (Baseophyllum) =</text:span> C_brachystachya, C_decora, C_confertiformis, C_blanchetii, C_unijuga, C_depauperata, C_coriacea, C_cytisoides</text:p>
      <text:p text:style-name="Standard"><text:soft-page-break/></text:p>
      <text:p text:style-name="Standard"><text:span text:style-name="T3">Group 3 (Absus sect.) =</text:span> C_salvatoris, C_andersonii, C_zygophylloides, C_souzana, C_arboae, C_paraunana, C_acicularis, C_multipennis, C_dumalis, C_anfracta, C_punctata, C_belladonna, C_nummulariifolia, C_mollicaulis, C_benthamiana, C_planaltoana, C_feliciana, C_decumbens, C_brachyrachys, C_lavradiiflora, C_filicifolia, C_floribunda, C_strictula, C_densifolia, C_adenophora, C_tenuicaulis, C_altoana, C_irwiniana, C_elata, C_polita, C_obolaria, C_chaetostegia, C_dawsonii, C_nanodes, C_azulana, C_macedoi, C_sparsifolia, C_gymnothyrsa, C_imbricans, C_cavalcantina, C_isidorea, C_pohliana, C_machaerifoliia, C_neesiana, C_foederalis, C_cristalinae, C_venatoria, C_huntii, C_philippi, C_speciosa, C_urophyllidia, C_oppositifolia, C_glaucofilix, C_sincorana, C_botryoides, C_rupestrium, C_detonsa, C_multiseta, C_campicola, C_obtecta, C_scabra, C_ochrosperma, C_coradinii, C_egleri, C_setosa, C_longicuspis, C_paniculata, C_brachyblepharis, C_dalbergiifolia, C_tephrosiifolia, C_stillifera, C_howardii, C_adamantina, C_ursina, C_ciliolata, C_spodiotricha, C_microsenna, C_cathartica, C_nuda, C_catharticoides, C_gumminans, C_hedysaroides, C_myrophengens, C_catapodia, C_monticola, C_echinocarpa, C_rupertiana, C_adenophylla, C_petiolata, C_bracteolata, C_glaziovii, C_strictifolia, C_planifolia, C_caspariifolia, C_linearifolia, C_lamprosperma, C_caiapo, C_ericifolia, C_flammata, C_andromedea, C_vauthieri, C_phyllostachya, C_aurivilla, C_dentata, C_caespitosa, C_auris_zerdae, C_fodinarum, C_sophoroides, C_xanthadena, C_conferta, C_crommyotricha, C_polymorpha, C_harmsiana, C_chrysosepala, C_ochnacea, C_incurvata, C_secunda, C_claussenii, C_megacycla, C_orbiculata, C_tocantinensis, C_ustulata, C_celiae, C_crenulata, C_pachyclada, C_cotinifolia, C_lundii, C_geminata, C_didyma, C_hispidula, C_absus, C_fagonioides, C_carobinha, C_verruculosa, C_acosmifolia, C_viscosa, C_oligosperma, C_punctulata, C_brevicalyx, C_campestris, C_juruenensis, C_roncadorensis, C_longistyla, C_amiciella, C_chapadae, C_anamariae, C_jacobinea, C_punctulifera, C_barbata, C_belemii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3" meta:word-count="306" meta:character-count="3235" meta:non-whitespace-character-count="2941"/>
    <meta:generator>LibreOfficeDev/6.0.5.2$Linux_X86_64 LibreOffice_project/</meta:generator>
  </office:meta>
</office:document-meta>
</file>